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12.63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9.86mm" fo:break-before="auto" style:use-optimal-row-height="true"/>
    </style:style>
    <style:style style:name="ro11" style:family="table-row">
      <style:table-row-properties style:row-height="12.68mm" fo:break-before="auto" style:use-optimal-row-height="true"/>
    </style:style>
    <style:style style:name="ro12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.A2])" office:value-type="string" office:string-value="C'est un betterave" calcext:value-type="string">
            <text:p>C'est un betterav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2]*1.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3])" office:value-type="string" office:string-value="C'est un hareng" calcext:value-type="string">
            <text:p>C'est un hareng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3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4])" office:value-type="string" office:string-value="C'est un bout de pain" calcext:value-type="string">
            <text:p>C'est un bout de pain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4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5])" office:value-type="string" office:string-value="C'est un sardine" calcext:value-type="string">
            <text:p>C'est un sardin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5]*1.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.A6])" office:value-type="string" office:string-value="C'est un bout de lard" calcext:value-type="string">
            <text:p>C'est un bout de lard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6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.A7])" office:value-type="string" office:string-value="C'est un chou de bruxelles" calcext:value-type="string">
            <text:p>C'est un chou de bruxelles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7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.A8])" office:value-type="string" office:string-value="C'est un châtaigne" calcext:value-type="string">
            <text:p>C'est un châtaign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8]*1.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.A9])" office:value-type="string" office:string-value="C'est un citron" calcext:value-type="string">
            <text:p>C'est un citron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9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.A10])" office:value-type="string" office:string-value="C'est un ail" calcext:value-type="string">
            <text:p>C'est un ail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10]*1.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.A11])" office:value-type="string" office:string-value="C'est un maïs" calcext:value-type="string">
            <text:p>C'est un maïs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11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.A12])" office:value-type="string" office:string-value="C'est un biscuit" calcext:value-type="string">
            <text:p>C'est un biscuit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12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13])" office:value-type="string" office:string-value="C'est un thon" calcext:value-type="string">
            <text:p>C'est un thon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13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14])" office:value-type="string" office:string-value="C'est un morceau de fromage" calcext:value-type="string">
            <text:p>C'est un morceau de fromag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1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5])" office:value-type="string" office:string-value="C'est un cacahuètes" calcext:value-type="string">
            <text:p>C'est un cacahuètes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1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.A16])" office:value-type="string" office:string-value="C'est un crustacé" calcext:value-type="string">
            <text:p>C'est un crustacé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16]*1.5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.A17])" office:value-type="string" office:string-value="C'est un lapin" calcext:value-type="string">
            <text:p>C'est un lapin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17]*1.5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.A18])" office:value-type="string" office:string-value="C'est un lotte" calcext:value-type="string">
            <text:p>C'est un lott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18]*1.5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.A19])" office:value-type="string" office:string-value="C'est un morue" calcext:value-type="string">
            <text:p>C'est un moru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19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.A20])" office:value-type="string" office:string-value="C'est un crabe" calcext:value-type="string">
            <text:p>C'est un crab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20]*1.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.A21])" office:value-type="string" office:string-value="C'est un crevette" calcext:value-type="string">
            <text:p>C'est un crevett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21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.A22])" office:value-type="string" office:string-value="C'est un oeuf de caille" calcext:value-type="string">
            <text:p>C'est un oeuf de caill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22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.A23])" office:value-type="string" office:string-value="C'est un carré de chocolat" calcext:value-type="string">
            <text:p>C'est un carré de chocolat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2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.A24])" office:value-type="string" office:string-value="C'est un madeleine" calcext:value-type="string">
            <text:p>C'est un madelein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24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5])" office:value-type="string" office:string-value="C'est un poulet" calcext:value-type="string">
            <text:p>C'est un poulet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25]*1.5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26])" office:value-type="string" office:string-value="C'est un noix" calcext:value-type="string">
            <text:p>C'est un noix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26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.A27])" office:value-type="string" office:string-value="C'est un ananas" calcext:value-type="string">
            <text:p>C'est un ananas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.C27]*1.5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.A28])" office:value-type="string" office:string-value="C'est un clémentine" calcext:value-type="string">
            <text:p>C'est un clémentin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28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29])" office:value-type="string" office:string-value="C'est un orange" calcext:value-type="string">
            <text:p>C'est un orang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29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.A30])" office:value-type="string" office:string-value="C'est un champignon" calcext:value-type="string">
            <text:p>C'est un champignon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30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.A31])" office:value-type="string" office:string-value="C'est un saumon" calcext:value-type="string">
            <text:p>C'est un saumon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31]*1.5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.A32])" office:value-type="string" office:string-value="C'est un cabillaud" calcext:value-type="string">
            <text:p>C'est un cabillaud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.C32]*1.5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.A33])" office:value-type="string" office:string-value="C'est un homard" calcext:value-type="string">
            <text:p>C'est un homard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33]*1.5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.A34])" office:value-type="string" office:string-value="C'est un lasagnes" calcext:value-type="string">
            <text:p>C'est un lasagnes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.C34]*1.5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.A35])" office:value-type="string" office:string-value="C'est un patisserie" calcext:value-type="string">
            <text:p>C'est un patisseri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.C35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6])" office:value-type="string" office:string-value="C'est un pomme" calcext:value-type="string">
            <text:p>C'est un pomm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36]*1.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.A37])" office:value-type="string" office:string-value="C'est un asperges" calcext:value-type="string">
            <text:p>C'est un asperges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.C37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4" office:value-type="string" calcext:value-type="string">
            <text:p>Value</text:p>
          </table:table-cell>
          <table:table-cell table:style-name="ce17" office:value-type="string" calcext:value-type="string">
            <text:p>$</text:p>
          </table:table-cell>
          <table:table-cell table:style-name="ce18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15" table:formula="of:=([.F2]*10)+ (RANDBETWEEN( 0;10)*[.F2])" office:value-type="float" office:value="13" calcext:value-type="float">
            <text:p>13</text:p>
          </table:table-cell>
          <table:table-cell table:style-name="ce8" table:formula="of:=([.C2]*2) + RANDBETWEEN(0;10)" office:value-type="float" office:value="26" calcext:value-type="float">
            <text:p>26</text:p>
          </table:table-cell>
          <table:table-cell table:style-name="ce10" table:formula="of:=ROUND(([.C2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15" table:formula="of:=([.F3]*10)+ (RANDBETWEEN( 0;10)*[.F3])" office:value-type="float" office:value="20" calcext:value-type="float">
            <text:p>20</text:p>
          </table:table-cell>
          <table:table-cell table:style-name="ce8" table:formula="of:=([.C3]*2) + RANDBETWEEN(0;10)" office:value-type="float" office:value="45" calcext:value-type="float">
            <text:p>45</text:p>
          </table:table-cell>
          <table:table-cell table:style-name="ce10" table:formula="of:=ROUND(([.C3]*20)/40)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15" office:value-type="float" office:value="12" calcext:value-type="float">
            <text:p>12</text:p>
          </table:table-cell>
          <table:table-cell table:style-name="ce8" table:formula="of:=([.C4]*2) + RANDBETWEEN(0;10)" office:value-type="float" office:value="27" calcext:value-type="float">
            <text:p>27</text:p>
          </table:table-cell>
          <table:table-cell table:style-name="ce10" table:formula="of:=ROUND(([.C4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.A5])" office:value-type="string" office:string-value="C'est un vielle hachette" calcext:value-type="string">
            <text:p>C'est un vielle hachette</text:p>
          </table:table-cell>
          <table:table-cell table:style-name="ce15" table:formula="of:=([.F5]*10)+ (RANDBETWEEN( 0;10)*[.F5])" office:value-type="float" office:value="10" calcext:value-type="float">
            <text:p>10</text:p>
          </table:table-cell>
          <table:table-cell table:style-name="ce8" table:formula="of:=([.C5]*2) + RANDBETWEEN(0;10)" office:value-type="float" office:value="25" calcext:value-type="float">
            <text:p>25</text:p>
          </table:table-cell>
          <table:table-cell table:style-name="ce10" table:formula="of:=ROUND(([.C5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.A6])" office:value-type="string" office:string-value="C'est un bâton solide" calcext:value-type="string">
            <text:p>C'est un bâton solide</text:p>
          </table:table-cell>
          <table:table-cell table:style-name="ce15" office:value-type="float" office:value="13" calcext:value-type="float">
            <text:p>13</text:p>
          </table:table-cell>
          <table:table-cell table:style-name="ce8" table:formula="of:=([.C6]*2) + RANDBETWEEN(0;10)" office:value-type="float" office:value="36" calcext:value-type="float">
            <text:p>36</text:p>
          </table:table-cell>
          <table:table-cell table:style-name="ce10" table:formula="of:=ROUND(([.C6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.A7])" office:value-type="string" office:string-value="C'est un pieu de bois" calcext:value-type="string">
            <text:p>C'est un pieu de bois</text:p>
          </table:table-cell>
          <table:table-cell table:style-name="ce15" office:value-type="float" office:value="9" calcext:value-type="float">
            <text:p>9</text:p>
          </table:table-cell>
          <table:table-cell table:style-name="ce8" table:formula="of:=([.C7]*2) + RANDBETWEEN(0;10)" office:value-type="float" office:value="19" calcext:value-type="float">
            <text:p>19</text:p>
          </table:table-cell>
          <table:table-cell table:style-name="ce10" table:formula="of:=ROUND(([.C7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8])" office:value-type="string" office:string-value="C'est un matraque en bois" calcext:value-type="string">
            <text:p>C'est un matraque en bois</text:p>
          </table:table-cell>
          <table:table-cell table:style-name="ce15" table:formula="of:=([.F8]*10)+ (RANDBETWEEN( 0;5)*[.F8])" office:value-type="float" office:value="14" calcext:value-type="float">
            <text:p>14</text:p>
          </table:table-cell>
          <table:table-cell table:style-name="ce8" table:formula="of:=([.C8]*2) + RANDBETWEEN(0;10)" office:value-type="float" office:value="36" calcext:value-type="float">
            <text:p>36</text:p>
          </table:table-cell>
          <table:table-cell table:style-name="ce10" table:formula="of:=ROUND(([.C8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9])" office:value-type="string" office:string-value="C'est un petite épée" calcext:value-type="string">
            <text:p>C'est un petite épée</text:p>
          </table:table-cell>
          <table:table-cell table:style-name="ce15" table:formula="of:=([.F9]*10)+ (RANDBETWEEN( 0;5)*[.F9])" office:value-type="float" office:value="26" calcext:value-type="float">
            <text:p>26</text:p>
          </table:table-cell>
          <table:table-cell table:style-name="ce8" table:formula="of:=([.C9]*2) + RANDBETWEEN(0;10)" office:value-type="float" office:value="57" calcext:value-type="float">
            <text:p>57</text:p>
          </table:table-cell>
          <table:table-cell table:style-name="ce10" table:formula="of:=ROUND(([.C9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10])" office:value-type="string" office:string-value="C'est un dague en acier" calcext:value-type="string">
            <text:p>C'est un dague en acier</text:p>
          </table:table-cell>
          <table:table-cell table:style-name="ce15" table:formula="of:=([.F10]*10)+ (RANDBETWEEN( 0;5)*[.F10])" office:value-type="float" office:value="26" calcext:value-type="float">
            <text:p>26</text:p>
          </table:table-cell>
          <table:table-cell table:style-name="ce8" table:formula="of:=([.C10]*2) + RANDBETWEEN(0;10)" office:value-type="float" office:value="52" calcext:value-type="float">
            <text:p>52</text:p>
          </table:table-cell>
          <table:table-cell table:style-name="ce10" table:formula="of:=ROUND(([.C10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11])" office:value-type="string" office:string-value="C'est un matraque en fer" calcext:value-type="string">
            <text:p>C'est un matraque en fer</text:p>
          </table:table-cell>
          <table:table-cell table:style-name="ce15" table:formula="of:=([.F11]*10)+ (RANDBETWEEN( 0;5)*[.F11])" office:value-type="float" office:value="22" calcext:value-type="float">
            <text:p>22</text:p>
          </table:table-cell>
          <table:table-cell table:style-name="ce8" table:formula="of:=([.C11]*2) + RANDBETWEEN(0;10)" office:value-type="float" office:value="52" calcext:value-type="float">
            <text:p>52</text:p>
          </table:table-cell>
          <table:table-cell table:style-name="ce10" table:formula="of:=ROUND(([.C11]*20)/40)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12])" office:value-type="string" office:string-value="C'est un machette" calcext:value-type="string">
            <text:p>C'est un machette</text:p>
          </table:table-cell>
          <table:table-cell table:style-name="ce15" table:formula="of:=([.F12]*10)+ (RANDBETWEEN( 0;5)*[.F12])" office:value-type="float" office:value="28" calcext:value-type="float">
            <text:p>28</text:p>
          </table:table-cell>
          <table:table-cell table:style-name="ce8" table:formula="of:=([.C12]*2) + RANDBETWEEN(0;10)" office:value-type="float" office:value="65" calcext:value-type="float">
            <text:p>65</text:p>
          </table:table-cell>
          <table:table-cell table:style-name="ce10" table:formula="of:=ROUND(([.C12]*20)/40)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.A13])" office:value-type="string" office:string-value="C'est un bâton en fer" calcext:value-type="string">
            <text:p>C'est un bâton en fer</text:p>
          </table:table-cell>
          <table:table-cell table:style-name="ce15" table:formula="of:=([.F13]*10)+ (RANDBETWEEN( 0;5)*[.F13])" office:value-type="float" office:value="24" calcext:value-type="float">
            <text:p>24</text:p>
          </table:table-cell>
          <table:table-cell table:style-name="ce8" table:formula="of:=([.C13]*2) + RANDBETWEEN(0;10)" office:value-type="float" office:value="58" calcext:value-type="float">
            <text:p>58</text:p>
          </table:table-cell>
          <table:table-cell table:style-name="ce10" table:formula="of:=ROUND(([.C13]*20)/40)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.A14])" office:value-type="string" office:string-value="C'est un hachette d'acier" calcext:value-type="string">
            <text:p>C'est un hachette d'acier</text:p>
          </table:table-cell>
          <table:table-cell table:style-name="ce15" table:formula="of:=([.F14]*10)+ (RANDBETWEEN( 0;5)*[.F14])" office:value-type="float" office:value="26" calcext:value-type="float">
            <text:p>26</text:p>
          </table:table-cell>
          <table:table-cell table:style-name="ce8" table:formula="of:=([.C14]*2) + RANDBETWEEN(0;10)" office:value-type="float" office:value="54" calcext:value-type="float">
            <text:p>54</text:p>
          </table:table-cell>
          <table:table-cell table:style-name="ce10" table:formula="of:=ROUND(([.C14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5])" office:value-type="string" office:string-value="C'est un grande épée en acier" calcext:value-type="string">
            <text:p>C'est un grande épée en acier</text:p>
          </table:table-cell>
          <table:table-cell table:style-name="ce15" table:formula="of:=([.F15]*10)+ (RANDBETWEEN( 0;5)*[.F15])" office:value-type="float" office:value="39" calcext:value-type="float">
            <text:p>39</text:p>
          </table:table-cell>
          <table:table-cell table:style-name="ce8" table:formula="of:=([.C15]*2) + RANDBETWEEN(0;10)" office:value-type="float" office:value="81" calcext:value-type="float">
            <text:p>81</text:p>
          </table:table-cell>
          <table:table-cell table:style-name="ce10" table:formula="of:=ROUND(([.C15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6])" office:value-type="string" office:string-value="C'est un longue rapière" calcext:value-type="string">
            <text:p>C'est un longue rapière</text:p>
          </table:table-cell>
          <table:table-cell table:style-name="ce15" table:formula="of:=([.F16]*10)+ (RANDBETWEEN( 0;5)*[.F16])" office:value-type="float" office:value="30" calcext:value-type="float">
            <text:p>30</text:p>
          </table:table-cell>
          <table:table-cell table:style-name="ce8" table:formula="of:=([.C16]*2) + RANDBETWEEN(0;10)" office:value-type="float" office:value="60" calcext:value-type="float">
            <text:p>60</text:p>
          </table:table-cell>
          <table:table-cell table:style-name="ce10" table:formula="of:=ROUND(([.C16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7])" office:value-type="string" office:string-value="C'est un cimeterre" calcext:value-type="string">
            <text:p>C'est un cimeterre</text:p>
          </table:table-cell>
          <table:table-cell table:style-name="ce15" table:formula="of:=([.F17]*10)+ (RANDBETWEEN( 0;5)*[.F17])" office:value-type="float" office:value="33" calcext:value-type="float">
            <text:p>33</text:p>
          </table:table-cell>
          <table:table-cell table:style-name="ce8" table:formula="of:=([.C17]*2) + RANDBETWEEN(0;10)" office:value-type="float" office:value="75" calcext:value-type="float">
            <text:p>75</text:p>
          </table:table-cell>
          <table:table-cell table:style-name="ce10" table:formula="of:=ROUND(([.C17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8])" office:value-type="string" office:string-value="C'est un massue de pierre" calcext:value-type="string">
            <text:p>C'est un massue de pierre</text:p>
          </table:table-cell>
          <table:table-cell table:style-name="ce15" table:formula="of:=([.F18]*10)+ (RANDBETWEEN( 0;5)*[.F18])" office:value-type="float" office:value="36" calcext:value-type="float">
            <text:p>36</text:p>
          </table:table-cell>
          <table:table-cell table:style-name="ce8" table:formula="of:=([.C18]*2) + RANDBETWEEN(0;10)" office:value-type="float" office:value="76" calcext:value-type="float">
            <text:p>76</text:p>
          </table:table-cell>
          <table:table-cell table:style-name="ce10" table:formula="of:=ROUND(([.C18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.A19])" office:value-type="string" office:string-value="C'est un longue épée en fer" calcext:value-type="string">
            <text:p>C'est un longue épée en fer</text:p>
          </table:table-cell>
          <table:table-cell table:style-name="ce15" table:formula="of:=([.F19]*10)+ (RANDBETWEEN( 0;5)*[.F19])" office:value-type="float" office:value="39" calcext:value-type="float">
            <text:p>39</text:p>
          </table:table-cell>
          <table:table-cell table:style-name="ce8" table:formula="of:=([.C19]*2) + RANDBETWEEN(0;10)" office:value-type="float" office:value="81" calcext:value-type="float">
            <text:p>81</text:p>
          </table:table-cell>
          <table:table-cell table:style-name="ce10" table:formula="of:=ROUND(([.C19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.A20])" office:value-type="string" office:string-value="C'est un gourdin barbelé" calcext:value-type="string">
            <text:p>C'est un gourdin barbelé</text:p>
          </table:table-cell>
          <table:table-cell table:style-name="ce15" table:formula="of:=([.F20]*10)+ (RANDBETWEEN( 0;5)*[.F20])" office:value-type="float" office:value="39" calcext:value-type="float">
            <text:p>39</text:p>
          </table:table-cell>
          <table:table-cell table:style-name="ce8" table:formula="of:=([.C20]*2) + RANDBETWEEN(0;10)" office:value-type="float" office:value="84" calcext:value-type="float">
            <text:p>84</text:p>
          </table:table-cell>
          <table:table-cell table:style-name="ce10" table:formula="of:=ROUND(([.C20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.A21])" office:value-type="string" office:string-value="C'est un lance courte" calcext:value-type="string">
            <text:p>C'est un lance courte</text:p>
          </table:table-cell>
          <table:table-cell table:style-name="ce15" table:formula="of:=([.F21]*10)+ (RANDBETWEEN( 0;5)*[.F21])" office:value-type="float" office:value="45" calcext:value-type="float">
            <text:p>45</text:p>
          </table:table-cell>
          <table:table-cell table:style-name="ce8" table:formula="of:=([.C21]*2) + RANDBETWEEN(0;10)" office:value-type="float" office:value="98" calcext:value-type="float">
            <text:p>98</text:p>
          </table:table-cell>
          <table:table-cell table:style-name="ce10" table:formula="of:=ROUND(([.C21]*20)/40)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22])" office:value-type="string" office:string-value="C'est un claymore" calcext:value-type="string">
            <text:p>C'est un claymore</text:p>
          </table:table-cell>
          <table:table-cell table:style-name="ce15" table:formula="of:=([.F22]*10)+ (RANDBETWEEN( 0;5)*[.F22])" office:value-type="float" office:value="40" calcext:value-type="float">
            <text:p>40</text:p>
          </table:table-cell>
          <table:table-cell table:style-name="ce8" table:formula="of:=([.C22]*2) + RANDBETWEEN(0;10)" office:value-type="float" office:value="81" calcext:value-type="float">
            <text:p>81</text:p>
          </table:table-cell>
          <table:table-cell table:style-name="ce10" table:formula="of:=ROUND(([.C22]*20)/40)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23])" office:value-type="string" office:string-value="C'est un etoile du matin" calcext:value-type="string">
            <text:p>C'est un etoile du matin</text:p>
          </table:table-cell>
          <table:table-cell table:style-name="ce15" table:formula="of:=([.F23]*10)+ (RANDBETWEEN( 0;5)*[.F23])" office:value-type="float" office:value="56" calcext:value-type="float">
            <text:p>56</text:p>
          </table:table-cell>
          <table:table-cell table:style-name="ce8" table:formula="of:=([.C23]*2) + RANDBETWEEN(0;10)" office:value-type="float" office:value="121" calcext:value-type="float">
            <text:p>121</text:p>
          </table:table-cell>
          <table:table-cell table:style-name="ce10" table:formula="of:=ROUND(([.C23]*20)/40)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24])" office:value-type="string" office:string-value="C'est un epée batarde" calcext:value-type="string">
            <text:p>C'est un epée batarde</text:p>
          </table:table-cell>
          <table:table-cell table:style-name="ce15" table:formula="of:=([.F24]*10)+ (RANDBETWEEN( 0;5)*[.F24])" office:value-type="float" office:value="48" calcext:value-type="float">
            <text:p>48</text:p>
          </table:table-cell>
          <table:table-cell table:style-name="ce8" table:formula="of:=([.C24]*2) + RANDBETWEEN(0;10)" office:value-type="float" office:value="98" calcext:value-type="float">
            <text:p>98</text:p>
          </table:table-cell>
          <table:table-cell table:style-name="ce10" table:formula="of:=ROUND(([.C24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.A25])" office:value-type="string" office:string-value="C'est un fléau d'ames" calcext:value-type="string">
            <text:p>C'est un fléau d'ames</text:p>
          </table:table-cell>
          <table:table-cell table:style-name="ce15" table:formula="of:=([.F25]*10)+ (RANDBETWEEN( 0;5)*[.F25])" office:value-type="float" office:value="52" calcext:value-type="float">
            <text:p>52</text:p>
          </table:table-cell>
          <table:table-cell table:style-name="ce8" table:formula="of:=([.C25]*2) + RANDBETWEEN(0;10)" office:value-type="float" office:value="104" calcext:value-type="float">
            <text:p>104</text:p>
          </table:table-cell>
          <table:table-cell table:style-name="ce10" table:formula="of:=ROUND(([.C25]*20)/40)" office:value-type="float" office:value="26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.A26])" office:value-type="string" office:string-value="C'est un sabre d'acier" calcext:value-type="string">
            <text:p>C'est un sabre d'acier</text:p>
          </table:table-cell>
          <table:table-cell table:style-name="ce15" table:formula="of:=([.F26]*10)+ (RANDBETWEEN( 0;5)*[.F26])" office:value-type="float" office:value="56" calcext:value-type="float">
            <text:p>56</text:p>
          </table:table-cell>
          <table:table-cell table:style-name="ce8" table:formula="of:=([.C26]*2) + RANDBETWEEN(0;10)" office:value-type="float" office:value="112" calcext:value-type="float">
            <text:p>112</text:p>
          </table:table-cell>
          <table:table-cell table:style-name="ce10" table:formula="of:=ROUND(([.C26]*20)/40)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13" office:value-type="string" calcext:value-type="string">
            <text:p>Grande serpe</text:p>
          </table:table-cell>
          <table:table-cell table:style-name="ce4" table:formula="of:=T(&quot;C'est un &quot;) &amp; LOWER([.A27])" office:value-type="string" office:string-value="C'est un grande serpe" calcext:value-type="string">
            <text:p>C'est un grande serpe</text:p>
          </table:table-cell>
          <table:table-cell table:style-name="ce15" table:formula="of:=([.F27]*10)+ (RANDBETWEEN( 0;5)*[.F27])" office:value-type="float" office:value="60" calcext:value-type="float">
            <text:p>60</text:p>
          </table:table-cell>
          <table:table-cell table:style-name="ce8" table:formula="of:=([.C27]*2) + RANDBETWEEN(0;10)" office:value-type="float" office:value="130" calcext:value-type="float">
            <text:p>130</text:p>
          </table:table-cell>
          <table:table-cell table:style-name="ce10" table:formula="of:=ROUND(([.C27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9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28])" office:value-type="string" office:string-value="C'est un lance en acier" calcext:value-type="string">
            <text:p>C'est un lance en acier</text:p>
          </table:table-cell>
          <table:table-cell table:style-name="ce15" table:formula="of:=([.F28]*10)+ (RANDBETWEEN( 0;5)*[.F28])" office:value-type="float" office:value="60" calcext:value-type="float">
            <text:p>60</text:p>
          </table:table-cell>
          <table:table-cell table:style-name="ce8" table:formula="of:=([.C28]*2) + RANDBETWEEN(0;10)" office:value-type="float" office:value="127" calcext:value-type="float">
            <text:p>127</text:p>
          </table:table-cell>
          <table:table-cell table:style-name="ce10" table:formula="of:=ROUND(([.C28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.A29])" office:value-type="string" office:string-value="C'est un marteau de guerre" calcext:value-type="string">
            <text:p>C'est un marteau de guerre</text:p>
          </table:table-cell>
          <table:table-cell table:style-name="ce15" table:formula="of:=([.F29]*10)+ (RANDBETWEEN( 0;5)*[.F29])" office:value-type="float" office:value="75" calcext:value-type="float">
            <text:p>75</text:p>
          </table:table-cell>
          <table:table-cell table:style-name="ce8" table:formula="of:=([.C29]*2) + RANDBETWEEN(0;10)" office:value-type="float" office:value="152" calcext:value-type="float">
            <text:p>152</text:p>
          </table:table-cell>
          <table:table-cell table:style-name="ce10" table:formula="of:=ROUND(([.C29]*20)/40)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.A30])" office:value-type="string" office:string-value="C'est un double hache" calcext:value-type="string">
            <text:p>C'est un double hache</text:p>
          </table:table-cell>
          <table:table-cell table:style-name="ce15" table:formula="of:=([.F30]*10)+ (RANDBETWEEN( 0;5)*[.F30])" office:value-type="float" office:value="60" calcext:value-type="float">
            <text:p>60</text:p>
          </table:table-cell>
          <table:table-cell table:style-name="ce8" table:formula="of:=([.C30]*2) + RANDBETWEEN(0;10)" office:value-type="float" office:value="123" calcext:value-type="float">
            <text:p>123</text:p>
          </table:table-cell>
          <table:table-cell table:style-name="ce10" table:formula="of:=ROUND(([.C30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.A31])" office:value-type="string" office:string-value="C'est un trident" calcext:value-type="string">
            <text:p>C'est un trident</text:p>
          </table:table-cell>
          <table:table-cell table:style-name="ce15" table:formula="of:=([.F31]*10)+ (RANDBETWEEN( 0;5)*[.F31])" office:value-type="float" office:value="55" calcext:value-type="float">
            <text:p>55</text:p>
          </table:table-cell>
          <table:table-cell table:style-name="ce8" table:formula="of:=([.C31]*2) + RANDBETWEEN(0;10)" office:value-type="float" office:value="120" calcext:value-type="float">
            <text:p>120</text:p>
          </table:table-cell>
          <table:table-cell table:style-name="ce10" table:formula="of:=ROUND(([.C31]*20)/40)" office:value-type="float" office:value="28" calcext:value-type="float">
            <text:p>2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.A32])" office:value-type="string" office:string-value="C'est un coutelas" calcext:value-type="string">
            <text:p>C'est un coutelas</text:p>
          </table:table-cell>
          <table:table-cell table:style-name="ce15" table:formula="of:=([.F32]*10)+ (RANDBETWEEN( 0;5)*[.F32])" office:value-type="float" office:value="65" calcext:value-type="float">
            <text:p>65</text:p>
          </table:table-cell>
          <table:table-cell table:style-name="ce8" table:formula="of:=([.C32]*2) + RANDBETWEEN(0;10)" office:value-type="float" office:value="131" calcext:value-type="float">
            <text:p>131</text:p>
          </table:table-cell>
          <table:table-cell table:style-name="ce10" table:formula="of:=ROUND(([.C32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.A33])" office:value-type="string" office:string-value="C'est un massue immense" calcext:value-type="string">
            <text:p>C'est un massue immense</text:p>
          </table:table-cell>
          <table:table-cell table:style-name="ce15" table:formula="of:=([.F33]*10)+ (RANDBETWEEN( 0;5)*[.F33])" office:value-type="float" office:value="60" calcext:value-type="float">
            <text:p>60</text:p>
          </table:table-cell>
          <table:table-cell table:style-name="ce8" table:formula="of:=([.C33]*2) + RANDBETWEEN(0;10)" office:value-type="float" office:value="120" calcext:value-type="float">
            <text:p>120</text:p>
          </table:table-cell>
          <table:table-cell table:style-name="ce10" table:formula="of:=ROUND(([.C33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.A34])" office:value-type="string" office:string-value="C'est un epée immense" calcext:value-type="string">
            <text:p>C'est un epée immense</text:p>
          </table:table-cell>
          <table:table-cell table:style-name="ce15" table:formula="of:=([.F34]*10)+ (RANDBETWEEN( 0;5)*[.F34])" office:value-type="float" office:value="60" calcext:value-type="float">
            <text:p>60</text:p>
          </table:table-cell>
          <table:table-cell table:style-name="ce8" table:formula="of:=([.C34]*2) + RANDBETWEEN(0;10)" office:value-type="float" office:value="123" calcext:value-type="float">
            <text:p>123</text:p>
          </table:table-cell>
          <table:table-cell table:style-name="ce10" table:formula="of:=ROUND(([.C34]*20)/40)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35])" office:value-type="string" office:string-value="C'est un epée batarde" calcext:value-type="string">
            <text:p>C'est un epée batarde</text:p>
          </table:table-cell>
          <table:table-cell table:style-name="ce15" table:formula="of:=([.F35]*10)+ (RANDBETWEEN( 0;5)*[.F35])" office:value-type="float" office:value="60" calcext:value-type="float">
            <text:p>60</text:p>
          </table:table-cell>
          <table:table-cell table:style-name="ce8" table:formula="of:=([.C35]*2) + RANDBETWEEN(0;10)" office:value-type="float" office:value="126" calcext:value-type="float">
            <text:p>126</text:p>
          </table:table-cell>
          <table:table-cell table:style-name="ce10" table:formula="of:=ROUND(([.C35]*20)/40)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.A36])" office:value-type="string" office:string-value="C'est un rapière" calcext:value-type="string">
            <text:p>C'est un rapière</text:p>
          </table:table-cell>
          <table:table-cell table:style-name="ce15" table:formula="of:=([.F36]*10)+ (RANDBETWEEN( 0;5)*[.F36])" office:value-type="float" office:value="60" calcext:value-type="float">
            <text:p>60</text:p>
          </table:table-cell>
          <table:table-cell table:style-name="ce8" table:formula="of:=([.C36]*2) + RANDBETWEEN(0;10)" office:value-type="float" office:value="121" calcext:value-type="float">
            <text:p>121</text:p>
          </table:table-cell>
          <table:table-cell table:style-name="ce10" table:formula="of:=ROUND(([.C36]*20)/40)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.A37])" office:value-type="string" office:string-value="C'est un glaive en or" calcext:value-type="string">
            <text:p>C'est un glaive en or</text:p>
          </table:table-cell>
          <table:table-cell table:style-name="ce15" table:formula="of:=([.F37]*10)+ (RANDBETWEEN( 0;5)*[.F37])" office:value-type="float" office:value="66" calcext:value-type="float">
            <text:p>66</text:p>
          </table:table-cell>
          <table:table-cell table:style-name="ce8" table:formula="of:=([.C37]*2) + RANDBETWEEN(0;10)" office:value-type="float" office:value="134" calcext:value-type="float">
            <text:p>134</text:p>
          </table:table-cell>
          <table:table-cell table:style-name="ce10" table:formula="of:=ROUND(([.C37]*20)/40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9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.A38])" office:value-type="string" office:string-value="C'est un lame incurvée" calcext:value-type="string">
            <text:p>C'est un lame incurvée</text:p>
          </table:table-cell>
          <table:table-cell table:style-name="ce15" table:formula="of:=([.F38]*10)+ (RANDBETWEEN( 0;5)*[.F38])" office:value-type="float" office:value="84" calcext:value-type="float">
            <text:p>84</text:p>
          </table:table-cell>
          <table:table-cell table:style-name="ce8" table:formula="of:=([.C38]*2) + RANDBETWEEN(0;10)" office:value-type="float" office:value="178" calcext:value-type="float">
            <text:p>178</text:p>
          </table:table-cell>
          <table:table-cell table:style-name="ce10" table:formula="of:=ROUND(([.C38]*20)/40)" office:value-type="float" office:value="42" calcext:value-type="float">
            <text:p>42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.A39])" office:value-type="string" office:string-value="C'est un ceste" calcext:value-type="string">
            <text:p>C'est un ceste</text:p>
          </table:table-cell>
          <table:table-cell table:style-name="ce15" table:formula="of:=([.F39]*10)+ (RANDBETWEEN( 0;5)*[.F39])" office:value-type="float" office:value="78" calcext:value-type="float">
            <text:p>78</text:p>
          </table:table-cell>
          <table:table-cell table:style-name="ce8" table:formula="of:=([.C39]*2) + RANDBETWEEN(0;10)" office:value-type="float" office:value="162" calcext:value-type="float">
            <text:p>162</text:p>
          </table:table-cell>
          <table:table-cell table:style-name="ce10" table:formula="of:=ROUND(([.C39]*20)/40)" office:value-type="float" office:value="39" calcext:value-type="float">
            <text:p>39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.C2]*2) + RANDBETWEEN(0;10)" office:value-type="float" office:value="30" calcext:value-type="float">
            <text:p>30</text:p>
          </table:table-cell>
          <table:table-cell table:formula="of:=ROUND(([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.C3]*2) + RANDBETWEEN(0;10)" office:value-type="float" office:value="32" calcext:value-type="float">
            <text:p>32</text:p>
          </table:table-cell>
          <table:table-cell table:formula="of:=ROUND(([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0" calcext:value-type="float">
            <text:p>10</text:p>
          </table:table-cell>
          <table:table-cell table:formula="of:=([.C4]*2) + RANDBETWEEN(0;10)" office:value-type="float" office:value="22" calcext:value-type="float">
            <text:p>22</text:p>
          </table:table-cell>
          <table:table-cell table:formula="of:=ROUND(([.C4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paysan</text:p>
          </table:table-cell>
          <table:table-cell table:formula="of:=T(&quot;C'est un &quot;) &amp; LOWER([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.C5]*2) + RANDBETWEEN(0;10)" office:value-type="float" office:value="36" calcext:value-type="float">
            <text:p>36</text:p>
          </table:table-cell>
          <table:table-cell table:formula="of:=ROUND(([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Tenue de voyageur</text:p>
          </table:table-cell>
          <table:table-cell table:formula="of:=T(&quot;C'est un &quot;) &amp; LOWER([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.C6]*2) + RANDBETWEEN(0;10)" office:value-type="float" office:value="31" calcext:value-type="float">
            <text:p>31</text:p>
          </table:table-cell>
          <table:table-cell table:formula="of:=ROUND(([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.C7]*2) + RANDBETWEEN(0;10)" office:value-type="float" office:value="32" calcext:value-type="float">
            <text:p>32</text:p>
          </table:table-cell>
          <table:table-cell table:formula="of:=ROUND(([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.C8]*2) + RANDBETWEEN(0;10)" office:value-type="float" office:value="37" calcext:value-type="float">
            <text:p>37</text:p>
          </table:table-cell>
          <table:table-cell table:formula="of:=ROUND(([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.C9]*2) + RANDBETWEEN(0;10)" office:value-type="float" office:value="34" calcext:value-type="float">
            <text:p>34</text:p>
          </table:table-cell>
          <table:table-cell table:formula="of:=ROUND(([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Chemise de maille</text:p>
          </table:table-cell>
          <table:table-cell table:formula="of:=T(&quot;C'est un &quot;) &amp; LOWER([.A10])" office:value-type="string" office:string-value="C'est un chemise de maille" calcext:value-type="string">
            <text:p>C'est un chemise de maille</text:p>
          </table:table-cell>
          <table:table-cell table:formula="of:=([.F10]*10)+ (RANDBETWEEN( 0;5)*[.F10])" office:value-type="float" office:value="20" calcext:value-type="float">
            <text:p>20</text:p>
          </table:table-cell>
          <table:table-cell table:formula="of:=([.C10]*2) + RANDBETWEEN(0;10)" office:value-type="float" office:value="44" calcext:value-type="float">
            <text:p>44</text:p>
          </table:table-cell>
          <table:table-cell table:formula="of:=ROUND(([.C10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parade</text:p>
          </table:table-cell>
          <table:table-cell table:formula="of:=T(&quot;C'est un &quot;) &amp; LOWER([.A11])" office:value-type="string" office:string-value="C'est un armure de parade" calcext:value-type="string">
            <text:p>C'est un armure de parade</text:p>
          </table:table-cell>
          <table:table-cell table:formula="of:=([.F11]*10)+ (RANDBETWEEN( 0;5)*[.F11])" office:value-type="float" office:value="28" calcext:value-type="float">
            <text:p>28</text:p>
          </table:table-cell>
          <table:table-cell table:formula="of:=([.C11]*2) + RANDBETWEEN(0;10)" office:value-type="float" office:value="60" calcext:value-type="float">
            <text:p>60</text:p>
          </table:table-cell>
          <table:table-cell table:formula="of:=ROUND(([.C11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bois</text:p>
          </table:table-cell>
          <table:table-cell table:formula="of:=T(&quot;C'est un &quot;) &amp; LOWER([.A12])" office:value-type="string" office:string-value="C'est un armure de bois" calcext:value-type="string">
            <text:p>C'est un armure de bois</text:p>
          </table:table-cell>
          <table:table-cell table:formula="of:=([.F12]*10)+ (RANDBETWEEN( 0;5)*[.F12])" office:value-type="float" office:value="26" calcext:value-type="float">
            <text:p>26</text:p>
          </table:table-cell>
          <table:table-cell table:formula="of:=([.C12]*2) + RANDBETWEEN(0;10)" office:value-type="float" office:value="59" calcext:value-type="float">
            <text:p>59</text:p>
          </table:table-cell>
          <table:table-cell table:formula="of:=ROUND(([.C12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Cuirasse rouillée</text:p>
          </table:table-cell>
          <table:table-cell table:formula="of:=T(&quot;C'est un &quot;) &amp; LOWER([.A13])" office:value-type="string" office:string-value="C'est un cuirasse rouillée" calcext:value-type="string">
            <text:p>C'est un cuirasse rouillée</text:p>
          </table:table-cell>
          <table:table-cell table:formula="of:=([.F13]*10)+ (RANDBETWEEN( 0;5)*[.F13])" office:value-type="float" office:value="26" calcext:value-type="float">
            <text:p>26</text:p>
          </table:table-cell>
          <table:table-cell table:formula="of:=([.C13]*2) + RANDBETWEEN(0;10)" office:value-type="float" office:value="54" calcext:value-type="float">
            <text:p>54</text:p>
          </table:table-cell>
          <table:table-cell table:formula="of:=ROUND(([.C13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Harnais de cuir</text:p>
          </table:table-cell>
          <table:table-cell table:formula="of:=T(&quot;C'est un &quot;) &amp; LOWER([.A14])" office:value-type="string" office:string-value="C'est un harnais de cuir" calcext:value-type="string">
            <text:p>C'est un harnais de cuir</text:p>
          </table:table-cell>
          <table:table-cell table:formula="of:=([.F14]*10)+ (RANDBETWEEN( 0;5)*[.F14])" office:value-type="float" office:value="20" calcext:value-type="float">
            <text:p>20</text:p>
          </table:table-cell>
          <table:table-cell table:formula="of:=([.C14]*2) + RANDBETWEEN(0;10)" office:value-type="float" office:value="43" calcext:value-type="float">
            <text:p>43</text:p>
          </table:table-cell>
          <table:table-cell table:formula="of:=ROUND(([.C14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Veste renforcée</text:p>
          </table:table-cell>
          <table:table-cell table:formula="of:=T(&quot;C'est un &quot;) &amp; LOWER([.A15])" office:value-type="string" office:string-value="C'est un veste renforcée" calcext:value-type="string">
            <text:p>C'est un veste renforcée</text:p>
          </table:table-cell>
          <table:table-cell table:formula="of:=([.F15]*10)+ (RANDBETWEEN( 0;5)*[.F15])" office:value-type="float" office:value="24" calcext:value-type="float">
            <text:p>24</text:p>
          </table:table-cell>
          <table:table-cell table:formula="of:=([.C15]*2) + RANDBETWEEN(0;10)" office:value-type="float" office:value="54" calcext:value-type="float">
            <text:p>54</text:p>
          </table:table-cell>
          <table:table-cell table:formula="of:=ROUND(([.C15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Plastron de cuir</text:p>
          </table:table-cell>
          <table:table-cell table:formula="of:=T(&quot;C'est un &quot;) &amp; LOWER([.A16])" office:value-type="string" office:string-value="C'est un plastron de cuir" calcext:value-type="string">
            <text:p>C'est un plastron de cuir</text:p>
          </table:table-cell>
          <table:table-cell table:formula="of:=([.F16]*10)+ (RANDBETWEEN( 0;5)*[.F16])" office:value-type="float" office:value="42" calcext:value-type="float">
            <text:p>42</text:p>
          </table:table-cell>
          <table:table-cell table:formula="of:=([.C16]*2) + RANDBETWEEN(0;10)" office:value-type="float" office:value="92" calcext:value-type="float">
            <text:p>92</text:p>
          </table:table-cell>
          <table:table-cell table:formula="of:=ROUND(([.C16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.C17]*2) + RANDBETWEEN(0;10)" office:value-type="float" office:value="75" calcext:value-type="float">
            <text:p>75</text:p>
          </table:table-cell>
          <table:table-cell table:formula="of:=ROUND(([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Tenue d'officier</text:p>
          </table:table-cell>
          <table:table-cell table:formula="of:=T(&quot;C'est un &quot;) &amp; LOWER([.A18])" office:value-type="string" office:string-value="C'est un tenue d'officier" calcext:value-type="string">
            <text:p>C'est un tenue d'officier</text:p>
          </table:table-cell>
          <table:table-cell table:formula="of:=([.F18]*10)+ (RANDBETWEEN( 0;5)*[.F18])" office:value-type="float" office:value="45" calcext:value-type="float">
            <text:p>45</text:p>
          </table:table-cell>
          <table:table-cell table:formula="of:=([.C18]*2) + RANDBETWEEN(0;10)" office:value-type="float" office:value="99" calcext:value-type="float">
            <text:p>99</text:p>
          </table:table-cell>
          <table:table-cell table:formula="of:=ROUND(([.C18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Habit de bandit</text:p>
          </table:table-cell>
          <table:table-cell table:formula="of:=T(&quot;C'est un &quot;) &amp; LOWER([.A19])" office:value-type="string" office:string-value="C'est un habit de bandit" calcext:value-type="string">
            <text:p>C'est un habit de bandit</text:p>
          </table:table-cell>
          <table:table-cell table:formula="of:=([.F19]*10)+ (RANDBETWEEN( 0;5)*[.F19])" office:value-type="float" office:value="39" calcext:value-type="float">
            <text:p>39</text:p>
          </table:table-cell>
          <table:table-cell table:formula="of:=([.C19]*2) + RANDBETWEEN(0;10)" office:value-type="float" office:value="79" calcext:value-type="float">
            <text:p>79</text:p>
          </table:table-cell>
          <table:table-cell table:formula="of:=ROUND(([.C19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.A20])" office:value-type="string" office:string-value="C'est un plastron de fer" calcext:value-type="string">
            <text:p>C'est un plastron de fer</text:p>
          </table:table-cell>
          <table:table-cell table:formula="of:=([.F20]*10)+ (RANDBETWEEN( 0;5)*[.F20])" office:value-type="float" office:value="56" calcext:value-type="float">
            <text:p>56</text:p>
          </table:table-cell>
          <table:table-cell table:formula="of:=([.C20]*2) + RANDBETWEEN(0;10)" office:value-type="float" office:value="112" calcext:value-type="float">
            <text:p>112</text:p>
          </table:table-cell>
          <table:table-cell table:formula="of:=ROUND(([.C20]*20)/40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otte de maille</text:p>
          </table:table-cell>
          <table:table-cell table:formula="of:=T(&quot;C'est un &quot;) &amp; LOWER([.A21])" office:value-type="string" office:string-value="C'est un cotte de maille" calcext:value-type="string">
            <text:p>C'est un cotte de maille</text:p>
          </table:table-cell>
          <table:table-cell table:formula="of:=([.F21]*10)+ (RANDBETWEEN( 0;5)*[.F21])" office:value-type="float" office:value="60" calcext:value-type="float">
            <text:p>60</text:p>
          </table:table-cell>
          <table:table-cell table:formula="of:=([.C21]*2) + RANDBETWEEN(0;10)" office:value-type="float" office:value="125" calcext:value-type="float">
            <text:p>125</text:p>
          </table:table-cell>
          <table:table-cell table:formula="of:=ROUND(([.C21]*20)/4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rmure en acier</text:p>
          </table:table-cell>
          <table:table-cell table:formula="of:=T(&quot;C'est un &quot;) &amp; LOWER([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.C22]*2) + RANDBETWEEN(0;10)" office:value-type="float" office:value="130" calcext:value-type="float">
            <text:p>130</text:p>
          </table:table-cell>
          <table:table-cell table:formula="of:=ROUND(([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rmure en plaque</text:p>
          </table:table-cell>
          <table:table-cell table:formula="of:=T(&quot;C'est un &quot;) &amp; LOWER([.A23])" office:value-type="string" office:string-value="C'est un armure en plaque" calcext:value-type="string">
            <text:p>C'est un armure en plaque</text:p>
          </table:table-cell>
          <table:table-cell table:formula="of:=([.F23]*10)+ (RANDBETWEEN( 0;5)*[.F23])" office:value-type="float" office:value="84" calcext:value-type="float">
            <text:p>84</text:p>
          </table:table-cell>
          <table:table-cell table:formula="of:=([.C23]*2) + RANDBETWEEN(0;10)" office:value-type="float" office:value="175" calcext:value-type="float">
            <text:p>175</text:p>
          </table:table-cell>
          <table:table-cell table:formula="of:=ROUND(([.C23]*20)/40)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ivers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9"/>
        <table:table-column table:style-name="co9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10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1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1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1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2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gie fondue</text:p>
          </table:table-cell>
          <table:table-cell table:formula="of:=T(&quot;C'est un &quot;) &amp; LOWER([.A28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on de chemise</text:p>
          </table:table-cell>
          <table:table-cell table:formula="of:=T(&quot;C'est un &quot;) &amp; LOWER([.A29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2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anterne</text:p>
          </table:table-cell>
          <table:table-cell table:formula="of:=T(&quot;C'est un &quot;) &amp; LOWER([.A30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30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style-name="Default" table:number-columns-repeated="6"/>
        </table:table-row>
      </table:table>
      <table:named-expressions/>
      <table:database-ranges>
        <table:database-range table:name="__Anonymous_Sheet_DB__0" table:target-range-address="Provisions.A1:Provisions.F37">
          <table:sort>
            <table:sort-by table:field-number="5" table:data-type="automatic"/>
          </table:sort>
        </table:database-range>
        <table:database-range table:name="__Anonymous_Sheet_DB__1" table:target-range-address="Armes.A2:Armes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6:18:35.7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H2M50S</meta:editing-duration>
    <meta:editing-cycles>31</meta:editing-cycles>
    <meta:generator>LibreOffice/5.1.6.2$Windows_x86 LibreOffice_project/07ac168c60a517dba0f0d7bc7540f5afa45f0909</meta:generator>
    <meta:creation-date>2016-11-30T17:08:03.721000000</meta:creation-date>
    <dc:date>2017-04-11T16:19:48.718000000</dc:date>
    <meta:document-statistic meta:table-count="4" meta:cell-count="774" meta:object-count="0"/>
  </office:meta>
</office:document-meta>
</file>